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Heading_20_2">
      <style:text-properties fo:font-size="11pt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c206" officeooo:paragraph-rsid="0005c206" style:text-blinking="false" fo:background-color="transparent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c206" officeooo:paragraph-rsid="0005c206" style:text-blinking="false" fo:background-color="transparent"/>
    </style:style>
    <style:style style:name="P6" style:family="paragraph" style:parent-style-name="Text_20_body">
      <style:text-properties officeooo:rsid="0005c206" officeooo:paragraph-rsid="0005c206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Horizontal_20_Line" style:list-style-name="L1"/>
    <style:style style:name="T1" style:family="text">
      <style:text-properties officeooo:rsid="0005ce7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c3e931d2-7fff-2cb1-90d8-17c8ba2d9c84"/>1.Find out the entity type</text:p>
      <text:p text:style-name="P6">* project</text:p>
      <text:p text:style-name="P6">* Employee</text:p>
      <text:p text:style-name="P6">* Dependent</text:p>
      <text:p text:style-name="P6">* Department</text:p>
      <text:p text:style-name="P6"/>
      <text:p text:style-name="P6"/>
      <text:p text:style-name="P3"><text:bookmark text:name="docs-internal-guid-15fd41aa-7fff-9ec6-8881-c96d29c98895"/>2.Find out the relationships</text:p>
      <text:p text:style-name="P3"/>
      <text:p text:style-name="P3">* Employee work for department – one to many</text:p>
      <text:p text:style-name="P3"/>
      <text:p text:style-name="P3">* Employee menages for department – one to one</text:p>
      <text:p text:style-name="P3"/>
      <text:p text:style-name="P3">* Employee work on Project – Many to Many</text:p>
      <text:p text:style-name="P3"/>
      <text:p text:style-name="P3">* Department <text:span text:style-name="T1">controls project – one to many</text:span></text:p>
      <text:p text:style-name="P3"/>
      <text:p text:style-name="P3"/>
      <text:p text:style-name="P3"/>
      <text:p text:style-name="P5"><text:bookmark text:name="docs-internal-guid-4e3db16e-7fff-ce13-f449-585532e229a8"/>3.Describe the ER Diagram in word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2" text:outline-level="2">Where Not to Use Node.js?</text:h>
      <text:list xml:id="list1429585723309643021" text:style-name="L1">
        <text:list-header>
          <text:p text:style-name="P4">It is not advisable to use Node.js for CPU intensive applications.</text:p>
          <text:p text:style-name="P8"/>
          <text:p text:style-name="P4"> </text:p>
        </text:list-header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2:45:10.950212588</meta:creation-date>
    <meta:editing-duration>PT3M52S</meta:editing-duration>
    <meta:editing-cycles>2</meta:editing-cycles>
    <meta:generator>LibreOffice/5.1.6.2$Linux_X86_64 LibreOffice_project/10m0$Build-2</meta:generator>
    <dc:date>2018-08-21T12:59:31.772373699</dc:date>
    <meta:document-statistic meta:table-count="0" meta:image-count="0" meta:object-count="0" meta:page-count="2" meta:paragraph-count="15" meta:word-count="73" meta:character-count="399" meta:non-whitespace-character-count="337"/>
  </office:meta>
</office:document-meta>
</file>